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, Aptos_EmbeddedFont, Aptos_MSFontService, sans-serif"/>
    <style:font-face style:name="Aptos1" svg:font-family="Aptos, Aptos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454cm" table:align="left"/>
    </style:style>
    <style:style style:name="Table1.A" style:family="table-column">
      <style:table-column-properties style:column-width="1.224cm"/>
    </style:style>
    <style:style style:name="Table1.B" style:family="table-column">
      <style:table-column-properties style:column-width="3.436cm"/>
    </style:style>
    <style:style style:name="Table1.C" style:family="table-column">
      <style:table-column-properties style:column-width="3.79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866cm" table:align="left"/>
    </style:style>
    <style:style style:name="Table2.A" style:family="table-column">
      <style:table-column-properties style:column-width="1.224cm"/>
    </style:style>
    <style:style style:name="Table2.B" style:family="table-column">
      <style:table-column-properties style:column-width="1.129cm"/>
    </style:style>
    <style:style style:name="Table2.C" style:family="table-column">
      <style:table-column-properties style:column-width="1.513cm"/>
    </style:style>
    <style:style style:name="Table2.A1" style:family="table-cell">
      <style:table-cell-properties style:vertical-align="middle" fo:padding="0.049cm" fo:border="none"/>
    </style:style>
    <style:style style:name="Table4" style:family="table">
      <style:table-properties style:width="3.866cm" table:align="left"/>
    </style:style>
    <style:style style:name="Table4.A" style:family="table-column">
      <style:table-column-properties style:column-width="1.224cm"/>
    </style:style>
    <style:style style:name="Table4.B" style:family="table-column">
      <style:table-column-properties style:column-width="1.129cm"/>
    </style:style>
    <style:style style:name="Table4.C" style:family="table-column">
      <style:table-column-properties style:column-width="1.51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866cm" table:align="left"/>
    </style:style>
    <style:style style:name="Table5.A" style:family="table-column">
      <style:table-column-properties style:column-width="1.224cm"/>
    </style:style>
    <style:style style:name="Table5.B" style:family="table-column">
      <style:table-column-properties style:column-width="1.129cm"/>
    </style:style>
    <style:style style:name="Table5.C" style:family="table-column">
      <style:table-column-properties style:column-width="1.513cm"/>
    </style:style>
    <style:style style:name="Table5.A1" style:family="table-cell">
      <style:table-cell-properties style:vertical-align="middle" fo:padding="0.049cm" fo:border="none"/>
    </style:style>
    <style:style style:name="Table5.2" style:family="table-row">
      <style:table-row-properties style:min-row-height="0.707cm"/>
    </style:style>
    <style:style style:name="Table6" style:family="table">
      <style:table-properties style:width="3.866cm" table:align="left"/>
    </style:style>
    <style:style style:name="Table6.A" style:family="table-column">
      <style:table-column-properties style:column-width="1.224cm"/>
    </style:style>
    <style:style style:name="Table6.B" style:family="table-column">
      <style:table-column-properties style:column-width="1.129cm"/>
    </style:style>
    <style:style style:name="Table6.C" style:family="table-column">
      <style:table-column-properties style:column-width="1.513cm"/>
    </style:style>
    <style:style style:name="Table6.A1" style:family="table-cell">
      <style:table-cell-properties style:vertical-align="middle" fo:padding="0.049cm" fo:border="none"/>
    </style:style>
    <style:style style:name="Table3" style:family="table">
      <style:table-properties style:width="5.004cm" table:align="left"/>
    </style:style>
    <style:style style:name="Table3.A" style:family="table-column">
      <style:table-column-properties style:column-width="1.224cm"/>
    </style:style>
    <style:style style:name="Table3.B" style:family="table-column">
      <style:table-column-properties style:column-width="2.267cm"/>
    </style:style>
    <style:style style:name="Table3.C" style:family="table-column">
      <style:table-column-properties style:column-width="1.51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text-align="center" style:justify-single-word="false"/>
    </style:style>
    <style:style style:name="P2" style:family="paragraph" style:parent-style-name="Heading_20_2">
      <style:paragraph-properties fo:margin-left="0cm" fo:margin-right="0cm" fo:margin-top="0cm" fo:margin-bottom="0.265cm" style:contextual-spacing="false" style:line-height-at-least="0.688cm" fo:text-align="center" style:justify-single-word="false" fo:text-indent="0cm" style:auto-text-indent="false" fo:padding="0cm" fo:border="none"/>
      <style:text-properties officeooo:paragraph-rsid="001516f7"/>
    </style:style>
    <style:style style:name="P3" style:family="paragraph" style:parent-style-name="Heading_20_2"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padding="0cm" fo:border="none"/>
      <style:text-properties officeooo:rsid="001516f7" officeooo:paragraph-rsid="001516f7"/>
    </style:style>
    <style:style style:name="P4" style:family="paragraph" style:parent-style-name="Heading_20_2">
      <style:text-properties officeooo:paragraph-rsid="001516f7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.265cm" style:contextual-spacing="false" style:line-height-at-least="0.688cm" fo:text-align="center" style:justify-single-word="false" fo:text-indent="0cm" style:auto-text-indent="false" fo:padding="0cm" fo:border="none"/>
    </style:style>
    <style:style style:name="P10" style:family="paragraph" style:parent-style-name="Text_20_body">
      <loext:graphic-properties draw:fill="none" draw:fill-color="#ffffff"/>
      <style:paragraph-properties fo:margin-left="0cm" fo:margin-right="0cm" fo:margin-top="0.423cm" fo:margin-bottom="0.423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fo:language="pt" fo:country="BR" fo:font-style="normal" fo:font-weight="normal"/>
    </style:style>
    <style:style style:name="P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fo:language="pt" fo:country="BR" fo:font-style="normal" fo:font-weight="normal"/>
    </style:style>
    <style:style style:name="P12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3" style:family="paragraph" style:parent-style-name="Text_20_body" style:list-style-name="L80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4" style:family="paragraph" style:parent-style-name="Text_20_body" style:list-style-name="L81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5" style:family="paragraph" style:parent-style-name="Text_20_body" style:list-style-name="L82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6" style:family="paragraph" style:parent-style-name="Text_20_body" style:list-style-name="L83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7" style:family="paragraph" style:parent-style-name="Text_20_body" style:list-style-name="L84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8" style:family="paragraph" style:parent-style-name="Text_20_body" style:list-style-name="L85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9" style:family="paragraph" style:parent-style-name="Text_20_body" style:list-style-name="L86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20" style:family="paragraph" style:parent-style-name="Text_20_body" style:list-style-name="L87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21" style:family="paragraph" style:parent-style-name="Text_20_body" style:list-style-name="L88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22" style:family="paragraph" style:parent-style-name="Text_20_body" style:list-style-name="L89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officeooo:paragraph-rsid="0013d0a7"/>
    </style:style>
    <style:style style:name="P23" style:family="paragraph" style:parent-style-name="Text_20_body">
      <loext:graphic-properties draw:fill="none" draw:fill-color="#ffffff"/>
      <style:paragraph-properties fo:margin-left="0cm" fo:margin-right="0cm" fo:margin-top="0.503cm" fo:margin-bottom="0.503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fo:color="#0f4761" loext:opacity="100%"/>
    </style:style>
    <style:style style:name="P24" style:family="paragraph" style:parent-style-name="Text_20_body">
      <loext:graphic-properties draw:fill="none" draw:fill-color="#ffffff"/>
      <style:paragraph-properties fo:margin-left="0cm" fo:margin-right="0cm" fo:margin-top="0.556cm" fo:margin-bottom="0.556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fo:color="#0f4761" loext:opacity="100%"/>
    </style:style>
    <style:style style:name="P25" style:family="paragraph" style:parent-style-name="Text_20_body" style:list-style-name="L16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26" style:family="paragraph" style:parent-style-name="Text_20_body" style:list-style-name="L17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27" style:family="paragraph" style:parent-style-name="Text_20_body" style:list-style-name="L18">
      <loext:graphic-properties draw:fill="none" draw:fill-color="#ffffff"/>
      <style:paragraph-properties fo:margin-left="1.90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28" style:family="paragraph" style:parent-style-name="Text_20_body" style:list-style-name="L19">
      <loext:graphic-properties draw:fill="none" draw:fill-color="#ffffff"/>
      <style:paragraph-properties fo:margin-left="1.90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29" style:family="paragraph" style:parent-style-name="Text_20_body" style:list-style-name="L20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0" style:family="paragraph" style:parent-style-name="Text_20_body" style:list-style-name="L21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1" style:family="paragraph" style:parent-style-name="Text_20_body" style:list-style-name="L22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2" style:family="paragraph" style:parent-style-name="Text_20_body" style:list-style-name="L23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3" style:family="paragraph" style:parent-style-name="Text_20_body" style:list-style-name="L24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4" style:family="paragraph" style:parent-style-name="Text_20_body" style:list-style-name="L25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5" style:family="paragraph" style:parent-style-name="Text_20_body" style:list-style-name="L26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6" style:family="paragraph" style:parent-style-name="Text_20_body" style:list-style-name="L27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7" style:family="paragraph" style:parent-style-name="Text_20_body" style:list-style-name="L28">
      <loext:graphic-properties draw:fill="none" draw:fill-color="#ffffff"/>
      <style:paragraph-properties fo:margin-left="1.90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8" style:family="paragraph" style:parent-style-name="Text_20_body" style:list-style-name="L29">
      <loext:graphic-properties draw:fill="none" draw:fill-color="#ffffff"/>
      <style:paragraph-properties fo:margin-left="1.90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39" style:family="paragraph" style:parent-style-name="Text_20_body" style:list-style-name="L30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0" style:family="paragraph" style:parent-style-name="Text_20_body" style:list-style-name="L31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1" style:family="paragraph" style:parent-style-name="Text_20_body" style:list-style-name="L32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2" style:family="paragraph" style:parent-style-name="Text_20_body" style:list-style-name="L33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3" style:family="paragraph" style:parent-style-name="Text_20_body" style:list-style-name="L34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4" style:family="paragraph" style:parent-style-name="Text_20_body" style:list-style-name="L35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5" style:family="paragraph" style:parent-style-name="Text_20_body" style:list-style-name="L36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6" style:family="paragraph" style:parent-style-name="Text_20_body" style:list-style-name="L37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7" style:family="paragraph" style:parent-style-name="Text_20_body" style:list-style-name="L38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8" style:family="paragraph" style:parent-style-name="Text_20_body" style:list-style-name="L39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49" style:family="paragraph" style:parent-style-name="Text_20_body" style:list-style-name="L40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0" style:family="paragraph" style:parent-style-name="Text_20_body" style:list-style-name="L41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1" style:family="paragraph" style:parent-style-name="Text_20_body" style:list-style-name="L42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2" style:family="paragraph" style:parent-style-name="Text_20_body" style:list-style-name="L43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3" style:family="paragraph" style:parent-style-name="Text_20_body" style:list-style-name="L44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4" style:family="paragraph" style:parent-style-name="Text_20_body" style:list-style-name="L45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5" style:family="paragraph" style:parent-style-name="Text_20_body" style:list-style-name="L46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6" style:family="paragraph" style:parent-style-name="Text_20_body" style:list-style-name="L47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7" style:family="paragraph" style:parent-style-name="Text_20_body" style:list-style-name="L48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8" style:family="paragraph" style:parent-style-name="Text_20_body" style:list-style-name="L49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59" style:family="paragraph" style:parent-style-name="Text_20_body" style:list-style-name="L50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0" style:family="paragraph" style:parent-style-name="Text_20_body" style:list-style-name="L51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1" style:family="paragraph" style:parent-style-name="Text_20_body" style:list-style-name="L52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2" style:family="paragraph" style:parent-style-name="Text_20_body" style:list-style-name="L53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3" style:family="paragraph" style:parent-style-name="Text_20_body" style:list-style-name="L54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4" style:family="paragraph" style:parent-style-name="Text_20_body" style:list-style-name="L55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5" style:family="paragraph" style:parent-style-name="Text_20_body" style:list-style-name="L56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6" style:family="paragraph" style:parent-style-name="Text_20_body" style:list-style-name="L57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7" style:family="paragraph" style:parent-style-name="Text_20_body" style:list-style-name="L58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8" style:family="paragraph" style:parent-style-name="Text_20_body" style:list-style-name="L59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69" style:family="paragraph" style:parent-style-name="Text_20_body" style:list-style-name="L60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0" style:family="paragraph" style:parent-style-name="Text_20_body" style:list-style-name="L61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1" style:family="paragraph" style:parent-style-name="Text_20_body" style:list-style-name="L62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2" style:family="paragraph" style:parent-style-name="Text_20_body" style:list-style-name="L63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3" style:family="paragraph" style:parent-style-name="Text_20_body" style:list-style-name="L64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4" style:family="paragraph" style:parent-style-name="Text_20_body" style:list-style-name="L65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5" style:family="paragraph" style:parent-style-name="Text_20_body" style:list-style-name="L66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6" style:family="paragraph" style:parent-style-name="Text_20_body" style:list-style-name="L67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7" style:family="paragraph" style:parent-style-name="Text_20_body" style:list-style-name="L68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8" style:family="paragraph" style:parent-style-name="Text_20_body" style:list-style-name="L69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79" style:family="paragraph" style:parent-style-name="Text_20_body" style:list-style-name="L70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0" style:family="paragraph" style:parent-style-name="Text_20_body" style:list-style-name="L71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1" style:family="paragraph" style:parent-style-name="Text_20_body" style:list-style-name="L72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2" style:family="paragraph" style:parent-style-name="Text_20_body" style:list-style-name="L73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3" style:family="paragraph" style:parent-style-name="Text_20_body" style:list-style-name="L74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4" style:family="paragraph" style:parent-style-name="Text_20_body" style:list-style-name="L75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5" style:family="paragraph" style:parent-style-name="Text_20_body" style:list-style-name="L76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6" style:family="paragraph" style:parent-style-name="Text_20_body" style:list-style-name="L77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7" style:family="paragraph" style:parent-style-name="Text_20_body" style:list-style-name="L78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8" style:family="paragraph" style:parent-style-name="Text_20_body" style:list-style-name="L79">
      <loext:graphic-properties draw:fill="none" draw:fill-color="#ffffff"/>
      <style:paragraph-properties fo:margin-left="0.635cm" fo:margin-right="0cm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1" fo:font-size="12pt" fo:language="pt" fo:country="BR" fo:font-style="normal" fo:font-weight="normal"/>
    </style:style>
    <style:style style:name="P89" style:family="paragraph" style:parent-style-name="Text_20_body" style:list-style-name="L89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officeooo:rsid="0013d0a7" officeooo:paragraph-rsid="0013d0a7"/>
    </style:style>
    <style:style style:name="P90" style:family="paragraph" style:parent-style-name="Text_20_body" style:list-style-name="L89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officeooo:rsid="0013d0a7" officeooo:paragraph-rsid="0013d0a7"/>
    </style:style>
    <style:style style:name="P91" style:family="paragraph" style:parent-style-name="Text_20_body">
      <style:text-properties officeooo:paragraph-rsid="001516f7"/>
    </style:style>
    <style:style style:name="T1" style:family="text">
      <style:text-properties style:font-name="Aptos"/>
    </style:style>
    <style:style style:name="T2" style:family="text">
      <style:text-properties style:font-name="Aptos" fo:font-size="12pt"/>
    </style:style>
    <style:style style:name="T3" style:family="text">
      <style:text-properties style:font-name="Aptos" fo:font-size="12pt" fo:language="pt" fo:country="BR" fo:font-style="normal" fo:font-weight="normal"/>
    </style:style>
    <style:style style:name="T4" style:family="text">
      <style:text-properties style:font-name="Aptos" fo:font-size="12pt" fo:font-weight="bold"/>
    </style:style>
    <style:style style:name="T5" style:family="text">
      <style:text-properties style:font-name="Aptos" fo:font-weight="bold"/>
    </style:style>
    <style:style style:name="T6" style:family="text">
      <style:text-properties fo:language="pt" fo:country="BR" fo:font-style="normal" fo:font-weight="normal"/>
    </style:style>
    <style:style style:name="T7" style:family="text">
      <style:text-properties style:font-name="Aptos1" fo:font-size="12pt" fo:language="pt" fo:country="BR" fo:font-style="normal" fo:font-weight="normal"/>
    </style:style>
    <style:style style:name="T8" style:family="text">
      <style:text-properties style:font-name="Aptos1" fo:font-size="12pt" fo:language="pt" fo:country="BR" fo:font-style="normal" fo:font-weight="normal" officeooo:rsid="0013d0a7"/>
    </style:style>
    <style:style style:name="T9" style:family="text">
      <style:text-properties fo:font-variant="normal" fo:text-transform="none"/>
    </style:style>
    <style:style style:name="T10" style:family="text">
      <style:text-properties officeooo:rsid="001516f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number text:level="1" loext:num-list-format="RN%1%." style:num-prefix="RN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span text:style-name="Strong_20_Emphasis"><text:span text:style-name="T10">REGRAS DE NEGÓCIO</text:span></text:span></text:h>
      <text:p text:style-name="Text_20_body"><text:span text:style-name="Strong_20_Emphasis">RN01</text:span> – O sistema deve possuir três perfis de usuário: ADMIN, VENDEDOR e CLIENTE.</text:p>
      <text:p text:style-name="Text_20_body"><text:span text:style-name="Strong_20_Emphasis">RN02</text:span> – Um usuário pode possuir apenas um perfil ativo por vez.</text:p>
      <text:p text:style-name="Text_20_body"><text:span text:style-name="Strong_20_Emphasis">RN03</text:span> – Apenas usuários com perfil ADMIN podem cadastrar vendedores.</text:p>
      <text:p text:style-name="Text_20_body"><text:span text:style-name="Strong_20_Emphasis">RN04</text:span> – Apenas usuários com perfil ADMIN podem remover vendedores.</text:p>
      <text:p text:style-name="Text_20_body"><text:span text:style-name="Strong_20_Emphasis">RN05</text:span> – Apenas usuários com perfil ADMIN podem cadastrar, editar ou excluir pizzas.</text:p>
      <text:p text:style-name="Text_20_body"><text:span text:style-name="Strong_20_Emphasis">RN06</text:span> – Usuários com perfil VENDEDOR podem registrar pedidos presenciais.</text:p>
      <text:p text:style-name="Text_20_body"><text:span text:style-name="Strong_20_Emphasis">RN07</text:span> – Usuários com perfil CLIENTE podem realizar pedidos online.</text:p>
      <text:p text:style-name="Text_20_body"><text:span text:style-name="Strong_20_Emphasis">RN08</text:span> – O cliente pode visualizar apenas seus próprios pedidos.</text:p>
      <text:p text:style-name="Text_20_body"><text:span text:style-name="Strong_20_Emphasis">RN09</text:span> – O vendedor pode visualizar apenas pedidos vinculados à sua loja.</text:p>
      <text:p text:style-name="Text_20_body"><text:span text:style-name="Strong_20_Emphasis">RN10</text:span> – O administrador pode visualizar todos os pedidos do sistema.</text:p>
      <text:p text:style-name="Text_20_body"><text:span text:style-name="Strong_20_Emphasis">RN11</text:span> – Não pode existir duas pizzas com o mesmo nome cadastradas no sistema.</text:p>
      <text:p text:style-name="Text_20_body"><text:span text:style-name="Strong_20_Emphasis">RN12</text:span> – Toda pizza deve possuir nome, descrição, preço e status.</text:p>
      <text:p text:style-name="Text_20_body"><text:span text:style-name="Strong_20_Emphasis">RN13</text:span> – O preço da pizza deve ser maior que zero.</text:p>
      <text:p text:style-name="Text_20_body"><text:span text:style-name="Strong_20_Emphasis">RN14</text:span> – Apenas pizzas com status “Disponível” podem ser incluídas em pedidos.</text:p>
      <text:p text:style-name="Text_20_body"><text:span text:style-name="Strong_20_Emphasis">RN15</text:span> – Alterações de preço não devem afetar pedidos já finalizados.</text:p>
      <text:p text:style-name="Text_20_body"><text:span text:style-name="Strong_20_Emphasis">RN16</text:span> – Todo pedido deve conter pelo menos um item.</text:p>
      <text:p text:style-name="Text_20_body"><text:span text:style-name="Strong_20_Emphasis">RN17</text:span> – O pedido deve estar vinculado obrigatoriamente a um cliente (online) ou a um vendedor (presencial).</text:p>
      <text:p text:style-name="Text_20_body"><text:span text:style-name="Strong_20_Emphasis">RN18</text:span> – O valor total do pedido deve ser calculado automaticamente com base nos itens.</text:p>
      <text:p text:style-name="Text_20_body"><text:span text:style-name="Strong_20_Emphasis">RN19</text:span> – O sistema deve registrar automaticamente data e hora da criação do pedido.</text:p>
      <text:p text:style-name="Text_20_body"><text:span text:style-name="Strong_20_Emphasis">RN20</text:span> – O pedido deve iniciar obrigatoriamente com o status “RECEBIDO”.</text:p>
      <text:p text:style-name="Text_20_body"><text:span text:style-name="Strong_20_Emphasis">RN21</text:span> – Não é permitido alterar pedidos após o status “ENTREGUE”.</text:p>
      <text:p text:style-name="Text_20_body"><text:span text:style-name="Strong_20_Emphasis">RN22</text:span> – O cancelamento do pedido só pode ocorrer antes do status “SAIU_PARA_ENTREGA”.</text:p>
      <text:p text:style-name="Text_20_body"><text:span text:style-name="Strong_20_Emphasis">RN23</text:span> – O pedido deve seguir obrigatoriamente a sequência:</text:p>
      <text:p text:style-name="Text_20_body">RECEBIDO → EM_PREPARO → SAIU_PARA_ENTREGA → ENTREGUE</text:p>
      <text:p text:style-name="Text_20_body"><text:span text:style-name="Strong_20_Emphasis">RN24</text:span> – Não é permitido pular etapas na atualização de status.</text:p>
      <text:p text:style-name="Text_20_body"><text:span text:style-name="Strong_20_Emphasis">RN25</text:span> – Apenas usuários autorizados (VENDEDOR ou ADMIN) podem alterar o status do pedido.</text:p>
      <text:p text:style-name="Text_20_body"><text:span text:style-name="Strong_20_Emphasis">RN26</text:span> – Uma venda só pode ser registrada se o pedido estiver com status “ENTREGUE”.</text:p>
      <text:p text:style-name="Text_20_body"><text:span text:style-name="Strong_20_Emphasis">RN27</text:span> – Toda venda deve estar associada a um pedido válido.</text:p>
      <text:p text:style-name="Text_20_body"><text:span text:style-name="Strong_20_Emphasis">RN28</text:span> – Não pode existir venda sem pedido previamente registrado.</text:p>
      <text:p text:style-name="Text_20_body"><text:soft-page-break/><text:span text:style-name="Strong_20_Emphasis">RN29</text:span> – O sistema deve consolidar no histórico vendas físicas e online.</text:p>
      <text:p text:style-name="Text_20_body"><text:span text:style-name="Strong_20_Emphasis">RN30</text:span> – Relatórios podem ser filtrados por período.</text:p>
      <text:p text:style-name="Text_20_body"><text:span text:style-name="Strong_20_Emphasis">RN31</text:span> – Relatórios podem ser filtrados por loja.</text:p>
      <text:p text:style-name="Text_20_body"><text:span text:style-name="Strong_20_Emphasis">RN32</text:span> – Cada vendedor deve estar vinculado obrigatoriamente a uma loja.</text:p>
      <text:p text:style-name="Text_20_body"><text:span text:style-name="Strong_20_Emphasis">RN33</text:span> – O administrador pode gerenciar múltiplas lojas.</text:p>
      <text:p text:style-name="Text_20_body"><text:span text:style-name="Strong_20_Emphasis">RN34</text:span> – Um pedido presencial deve estar vinculado à loja do vendedor que o registrou.</text:p>
      <text:p text:style-name="Text_20_body"><text:span text:style-name="Strong_20_Emphasis">RN35</text:span> – O sistema deve impedir duplicidade de usuários com o mesmo e-mail.</text:p>
      <text:p text:style-name="Text_20_body"><text:span text:style-name="Strong_20_Emphasis">RN36</text:span> – Senhas devem ser armazenadas de forma criptografada.</text:p>
      <text:p text:style-name="Text_20_body"><text:span text:style-name="Strong_20_Emphasis">RN37</text:span> – Toda operação crítica deve ser registrada em log.</text:p>
      <text:p text:style-name="P8"/>
      <text:p text:style-name="P8"/>
      <text:h text:style-name="P3" text:outline-level="2">REQUISITOS FUNCIONAIS</text:h>
      <text:p text:style-name="P91"><text:span text:style-name="Strong_20_Emphasis">RF01</text:span> – O sistema deve permitir cadastro de cliente.<text:line-break/><text:span text:style-name="Strong_20_Emphasis">RF02</text:span> – O sistema deve permitir autenticação via e-mail e senha.<text:line-break/><text:span text:style-name="Strong_20_Emphasis">RF03</text:span> – O sistema deve controlar acesso baseado em perfil (ADMIN, VENDEDOR, CLIENTE).<text:line-break/><text:span text:style-name="Strong_20_Emphasis">RF04</text:span> – O sistema deve permitir gerenciamento de vendedores pelo ADMIN.<text:line-break/><text:span text:style-name="Strong_20_Emphasis">RF05</text:span> – O sistema deve permitir recuperação de senha.</text:p>
      <text:p text:style-name="P91"><text:span text:style-name="Strong_20_Emphasis">RF06</text:span> – O sistema deve permitir cadastro de pizza.<text:line-break/><text:span text:style-name="Strong_20_Emphasis">RF07</text:span> – O sistema deve permitir edição de pizza.<text:line-break/><text:span text:style-name="Strong_20_Emphasis">RF08</text:span> – O sistema deve permitir exclusão de pizza.<text:line-break/><text:span text:style-name="Strong_20_Emphasis">RF09</text:span> – O sistema deve permitir alteração de preço.<text:line-break/><text:span text:style-name="Strong_20_Emphasis">RF10</text:span> – O sistema deve listar pizzas disponíveis no cardápio online.</text:p>
      <text:p text:style-name="Text_20_body"><text:span text:style-name="Strong_20_Emphasis">RF11</text:span> – O sistema deve permitir criação de pedido online pelo cliente.<text:line-break/><text:span text:style-name="Strong_20_Emphasis">RF12</text:span> – O sistema deve permitir registro de pedido presencial pelo vendedor.<text:line-break/><text:span text:style-name="Strong_20_Emphasis">RF13</text:span> – O sistema deve calcular automaticamente o valor total do pedido.<text:line-break/><text:span text:style-name="Strong_20_Emphasis">RF14</text:span> – O sistema deve atualizar status do pedido.<text:line-break/><text:span text:style-name="Strong_20_Emphasis">RF15</text:span> – O sistema deve permitir rastreamento do pedido pelo cliente.<text:line-break/><text:span text:style-name="Strong_20_Emphasis">RF16</text:span> – O sistema deve permitir cancelamento de pedido dentro das regras estabelecidas.</text:p>
      <text:p text:style-name="Text_20_body"><text:span text:style-name="Strong_20_Emphasis">RF17</text:span> – O sistema deve registrar venda automaticamente após entrega.<text:line-break/><text:span text:style-name="Strong_20_Emphasis">RF18</text:span> – O sistema deve permitir consulta de histórico de pedidos por cliente.<text:line-break/><text:span text:style-name="Strong_20_Emphasis">RF19</text:span> – O sistema deve permitir geração de relatório de vendas por período.<text:line-break/><text:span text:style-name="Strong_20_Emphasis">RF20</text:span> – O sistema deve permitir geração de relatório de vendas por loja.</text:p>
      <text:p text:style-name="P8"/>
      <text:h text:style-name="P3" text:outline-level="2">REQUISITOS NÃO FUNCIONAIS</text:h>
      <text:p text:style-name="Text_20_body"><text:span text:style-name="Strong_20_Emphasis">RNF01</text:span> – Senhas devem ser armazenadas com criptografia forte (BCrypt).<text:line-break/><text:span text:style-name="Strong_20_Emphasis">RNF02</text:span> – O sistema deve utilizar autenticação baseada em JWT.<text:line-break/><text:soft-page-break/><text:span text:style-name="Strong_20_Emphasis">RNF03</text:span> – O controle de acesso deve ser baseado em roles.<text:line-break/><text:span text:style-name="Strong_20_Emphasis">RNF04</text:span> – O sistema deve proteger contra SQL Injection via JPA/Hibernate.</text:p>
      <text:p text:style-name="Text_20_body"><text:span text:style-name="Strong_20_Emphasis">RNF05</text:span> – O sistema deve seguir arquitetura de microserviços.<text:line-break/><text:span text:style-name="Strong_20_Emphasis">RNF06</text:span> – APIs devem seguir padrão REST.<text:line-break/><text:span text:style-name="Strong_20_Emphasis">RNF07</text:span> – Comunicação deve utilizar JSON.<text:line-break/><text:span text:style-name="Strong_20_Emphasis">RNF08</text:span> – O sistema deve utilizar Quarkus 3.31.4.<text:line-break/><text:span text:style-name="Strong_20_Emphasis">RNF09</text:span> – O banco de dados deve ser PostgreSQL 18.</text:p>
      <text:p text:style-name="Text_20_body"><text:span text:style-name="Strong_20_Emphasis">RNF10</text:span> – O sistema deve suportar no mínimo 500 usuários simultâneos.<text:line-break/><text:span text:style-name="Strong_20_Emphasis">RNF11</text:span> – Tempo médio de resposta inferior a 2 segundos.<text:line-break/><text:span text:style-name="Strong_20_Emphasis">RNF12</text:span> – Listagens devem possuir paginação.</text:p>
      <text:p text:style-name="Text_20_body"><text:span text:style-name="Strong_20_Emphasis">RNF13</text:span> – O sistema deve garantir integridade transacional (ACID).<text:line-break/><text:span text:style-name="Strong_20_Emphasis">RNF14</text:span> – O sistema deve registrar logs de operações críticas.<text:line-break/><text:span text:style-name="Strong_20_Emphasis">RNF15</text:span> – O banco deve possuir política de backup diário.</text:p>
      <text:p text:style-name="Text_20_body"><text:span text:style-name="Strong_20_Emphasis">RNF16</text:span> – O sistema deve possuir interface responsiva.<text:line-break/><text:span text:style-name="Strong_20_Emphasis">RNF17</text:span> – O fluxo de pedido não deve ultrapassar 5 etapas.</text:p>
      <text:p text:style-name="P8"/>
      <text:h text:style-name="P2" text:outline-level="2">Controle de Acesso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RN</text:p>
            </table:table-cell>
            <table:table-cell table:style-name="Table1.A1" office:value-type="string">
              <text:p text:style-name="P7">Relacionado a RF</text:p>
            </table:table-cell>
            <table:table-cell table:style-name="Table1.A1" office:value-type="string">
              <text:p text:style-name="P7">Relacionado a RNF</text:p>
            </table:table-cell>
          </table:table-row>
        </table:table-header-rows>
        <table:table-row>
          <table:table-cell table:style-name="Table1.A1" office:value-type="string">
            <text:p text:style-name="P6">RN01</text:p>
          </table:table-cell>
          <table:table-cell table:style-name="Table1.A1" office:value-type="string">
            <text:p text:style-name="P6">RF03</text:p>
          </table:table-cell>
          <table:table-cell table:style-name="Table1.A1" office:value-type="string">
            <text:p text:style-name="P6">RNF03</text:p>
          </table:table-cell>
        </table:table-row>
        <table:table-row>
          <table:table-cell table:style-name="Table1.A1" office:value-type="string">
            <text:p text:style-name="P6">RN02</text:p>
          </table:table-cell>
          <table:table-cell table:style-name="Table1.A1" office:value-type="string">
            <text:p text:style-name="P6">RF03</text:p>
          </table:table-cell>
          <table:table-cell table:style-name="Table1.A1" office:value-type="string">
            <text:p text:style-name="P6">RNF03</text:p>
          </table:table-cell>
        </table:table-row>
        <table:table-row>
          <table:table-cell table:style-name="Table1.A1" office:value-type="string">
            <text:p text:style-name="P6">RN03</text:p>
          </table:table-cell>
          <table:table-cell table:style-name="Table1.A1" office:value-type="string">
            <text:p text:style-name="P6">RF04</text:p>
          </table:table-cell>
          <table:table-cell table:style-name="Table1.A1" office:value-type="string">
            <text:p text:style-name="P6">RNF03</text:p>
          </table:table-cell>
        </table:table-row>
        <table:table-row>
          <table:table-cell table:style-name="Table1.A1" office:value-type="string">
            <text:p text:style-name="P6">RN04</text:p>
          </table:table-cell>
          <table:table-cell table:style-name="Table1.A1" office:value-type="string">
            <text:p text:style-name="P6">RF04</text:p>
          </table:table-cell>
          <table:table-cell table:style-name="Table1.A1" office:value-type="string">
            <text:p text:style-name="P6">RNF03</text:p>
          </table:table-cell>
        </table:table-row>
        <table:table-row>
          <table:table-cell table:style-name="Table1.A1" office:value-type="string">
            <text:p text:style-name="P6">RN05</text:p>
          </table:table-cell>
          <table:table-cell table:style-name="Table1.A1" office:value-type="string">
            <text:p text:style-name="P6">RF06, RF07, RF08</text:p>
          </table:table-cell>
          <table:table-cell table:style-name="Table1.A1" office:value-type="string">
            <text:p text:style-name="P6">RNF03</text:p>
          </table:table-cell>
        </table:table-row>
        <table:table-row>
          <table:table-cell table:style-name="Table1.A1" office:value-type="string">
            <text:p text:style-name="P6">RN06</text:p>
          </table:table-cell>
          <table:table-cell table:style-name="Table1.A1" office:value-type="string">
            <text:p text:style-name="P6">RF12</text:p>
          </table:table-cell>
          <table:table-cell table:style-name="Table1.A1" office:value-type="string">
            <text:p text:style-name="P6">RNF03</text:p>
          </table:table-cell>
        </table:table-row>
        <table:table-row>
          <table:table-cell table:style-name="Table1.A1" office:value-type="string">
            <text:p text:style-name="P6">RN07</text:p>
          </table:table-cell>
          <table:table-cell table:style-name="Table1.A1" office:value-type="string">
            <text:p text:style-name="P6">RF11</text:p>
          </table:table-cell>
          <table:table-cell table:style-name="Table1.A1" office:value-type="string">
            <text:p text:style-name="P6">RNF03</text:p>
          </table:table-cell>
        </table:table-row>
        <table:table-row>
          <table:table-cell table:style-name="Table1.A1" office:value-type="string">
            <text:p text:style-name="P6">RN08</text:p>
          </table:table-cell>
          <table:table-cell table:style-name="Table1.A1" office:value-type="string">
            <text:p text:style-name="P6">RF15, RF18</text:p>
          </table:table-cell>
          <table:table-cell table:style-name="Table1.A1" office:value-type="string">
            <text:p text:style-name="P6">RNF03</text:p>
          </table:table-cell>
        </table:table-row>
        <table:table-row>
          <table:table-cell table:style-name="Table1.A1" office:value-type="string">
            <text:p text:style-name="P6">RN09</text:p>
          </table:table-cell>
          <table:table-cell table:style-name="Table1.A1" office:value-type="string">
            <text:p text:style-name="P6">RF12</text:p>
          </table:table-cell>
          <table:table-cell table:style-name="Table1.A1" office:value-type="string">
            <text:p text:style-name="P6">RNF03</text:p>
          </table:table-cell>
        </table:table-row>
        <table:table-row>
          <table:table-cell table:style-name="Table1.A1" office:value-type="string">
            <text:p text:style-name="P6">RN10</text:p>
          </table:table-cell>
          <table:table-cell table:style-name="Table1.A1" office:value-type="string">
            <text:p text:style-name="P6">RF19, RF20</text:p>
          </table:table-cell>
          <table:table-cell table:style-name="Table1.A1" office:value-type="string">
            <text:p text:style-name="P6">RNF03</text:p>
          </table:table-cell>
        </table:table-row>
      </table:table>
      <text:p text:style-name="P1"/>
      <text:h text:style-name="P5" text:outline-level="2">Pizza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RN</text:p>
            </table:table-cell>
            <table:table-cell table:style-name="Table2.A1" office:value-type="string">
              <text:p text:style-name="P7">RF</text:p>
            </table:table-cell>
            <table:table-cell table:style-name="Table2.A1" office:value-type="string">
              <text:p text:style-name="P7">RNF</text:p>
            </table:table-cell>
          </table:table-row>
        </table:table-header-rows>
        <table:table-row>
          <table:table-cell table:style-name="Table2.A1" office:value-type="string">
            <text:p text:style-name="P6">RN11</text:p>
          </table:table-cell>
          <table:table-cell table:style-name="Table2.A1" office:value-type="string">
            <text:p text:style-name="P6">RF06</text:p>
          </table:table-cell>
          <table:table-cell table:style-name="Table2.A1" office:value-type="string">
            <text:p text:style-name="P6">RNF13</text:p>
          </table:table-cell>
        </table:table-row>
        <table:table-row>
          <table:table-cell table:style-name="Table2.A1" office:value-type="string">
            <text:p text:style-name="P6">RN12</text:p>
          </table:table-cell>
          <table:table-cell table:style-name="Table2.A1" office:value-type="string">
            <text:p text:style-name="P6">RF06</text:p>
          </table:table-cell>
          <table:table-cell table:style-name="Table2.A1" office:value-type="string">
            <text:p text:style-name="P6">RNF13</text:p>
          </table:table-cell>
        </table:table-row>
        <table:table-row>
          <table:table-cell table:style-name="Table2.A1" office:value-type="string">
            <text:p text:style-name="P6">RN13</text:p>
          </table:table-cell>
          <table:table-cell table:style-name="Table2.A1" office:value-type="string">
            <text:p text:style-name="P6">RF06</text:p>
          </table:table-cell>
          <table:table-cell table:style-name="Table2.A1" office:value-type="string">
            <text:p text:style-name="P6">RNF13</text:p>
          </table:table-cell>
        </table:table-row>
        <table:table-row>
          <table:table-cell table:style-name="Table2.A1" office:value-type="string">
            <text:p text:style-name="P6">RN14</text:p>
          </table:table-cell>
          <table:table-cell table:style-name="Table2.A1" office:value-type="string">
            <text:p text:style-name="P6">RF10</text:p>
          </table:table-cell>
          <table:table-cell table:style-name="Table2.A1" office:value-type="string">
            <text:p text:style-name="P6">RNF13</text:p>
          </table:table-cell>
        </table:table-row>
        <table:table-row>
          <table:table-cell table:style-name="Table2.A1" office:value-type="string">
            <text:p text:style-name="P6">RN15</text:p>
          </table:table-cell>
          <table:table-cell table:style-name="Table2.A1" office:value-type="string">
            <text:p text:style-name="P6">RF09</text:p>
          </table:table-cell>
          <table:table-cell table:style-name="Table2.A1" office:value-type="string">
            <text:p text:style-name="P6">RNF13</text:p>
          </table:table-cell>
        </table:table-row>
      </table:table>
      <text:p text:style-name="P1"/>
      <text:h text:style-name="P5" text:outline-level="2"><text:soft-page-break/><text:span text:style-name="T10">Ped</text:span>ido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RN</text:p>
            </table:table-cell>
            <table:table-cell table:style-name="Table3.A1" office:value-type="string">
              <text:p text:style-name="P7">RF</text:p>
            </table:table-cell>
            <table:table-cell table:style-name="Table3.A1" office:value-type="string">
              <text:p text:style-name="P7">RNF</text:p>
            </table:table-cell>
          </table:table-row>
        </table:table-header-rows>
        <table:table-row>
          <table:table-cell table:style-name="Table3.A1" office:value-type="string">
            <text:p text:style-name="P6">RN16</text:p>
          </table:table-cell>
          <table:table-cell table:style-name="Table3.A1" office:value-type="string">
            <text:p text:style-name="P6">RF11, RF12</text:p>
          </table:table-cell>
          <table:table-cell table:style-name="Table3.A1" office:value-type="string">
            <text:p text:style-name="P6">RNF13</text:p>
          </table:table-cell>
        </table:table-row>
        <table:table-row>
          <table:table-cell table:style-name="Table3.A1" office:value-type="string">
            <text:p text:style-name="P6">RN17</text:p>
          </table:table-cell>
          <table:table-cell table:style-name="Table3.A1" office:value-type="string">
            <text:p text:style-name="P6">RF11, RF12</text:p>
          </table:table-cell>
          <table:table-cell table:style-name="Table3.A1" office:value-type="string">
            <text:p text:style-name="P6">RNF13</text:p>
          </table:table-cell>
        </table:table-row>
        <table:table-row>
          <table:table-cell table:style-name="Table3.A1" office:value-type="string">
            <text:p text:style-name="P6">RN18</text:p>
          </table:table-cell>
          <table:table-cell table:style-name="Table3.A1" office:value-type="string">
            <text:p text:style-name="P6">RF13</text:p>
          </table:table-cell>
          <table:table-cell table:style-name="Table3.A1" office:value-type="string">
            <text:p text:style-name="P6">RNF11</text:p>
          </table:table-cell>
        </table:table-row>
        <table:table-row>
          <table:table-cell table:style-name="Table3.A1" office:value-type="string">
            <text:p text:style-name="P6">RN19</text:p>
          </table:table-cell>
          <table:table-cell table:style-name="Table3.A1" office:value-type="string">
            <text:p text:style-name="P6">RF11</text:p>
          </table:table-cell>
          <table:table-cell table:style-name="Table3.A1" office:value-type="string">
            <text:p text:style-name="P6">RNF13</text:p>
          </table:table-cell>
        </table:table-row>
        <table:table-row>
          <table:table-cell table:style-name="Table3.A1" office:value-type="string">
            <text:p text:style-name="P6">RN20</text:p>
          </table:table-cell>
          <table:table-cell table:style-name="Table3.A1" office:value-type="string">
            <text:p text:style-name="P6">RF14</text:p>
          </table:table-cell>
          <table:table-cell table:style-name="Table3.A1" office:value-type="string">
            <text:p text:style-name="P6">RNF13</text:p>
          </table:table-cell>
        </table:table-row>
        <table:table-row>
          <table:table-cell table:style-name="Table3.A1" office:value-type="string">
            <text:p text:style-name="P6">RN21</text:p>
          </table:table-cell>
          <table:table-cell table:style-name="Table3.A1" office:value-type="string">
            <text:p text:style-name="P6">RF14</text:p>
          </table:table-cell>
          <table:table-cell table:style-name="Table3.A1" office:value-type="string">
            <text:p text:style-name="P6">RNF13</text:p>
          </table:table-cell>
        </table:table-row>
        <table:table-row>
          <table:table-cell table:style-name="Table3.A1" office:value-type="string">
            <text:p text:style-name="P6">RN22</text:p>
          </table:table-cell>
          <table:table-cell table:style-name="Table3.A1" office:value-type="string">
            <text:p text:style-name="P6">RF16</text:p>
          </table:table-cell>
          <table:table-cell table:style-name="Table3.A1" office:value-type="string">
            <text:p text:style-name="P6">RNF13</text:p>
          </table:table-cell>
        </table:table-row>
        <table:table-row>
          <table:table-cell table:style-name="Table3.A1" office:value-type="string">
            <text:p text:style-name="P6">RN23</text:p>
          </table:table-cell>
          <table:table-cell table:style-name="Table3.A1" office:value-type="string">
            <text:p text:style-name="P6">RF14</text:p>
          </table:table-cell>
          <table:table-cell table:style-name="Table3.A1" office:value-type="string">
            <text:p text:style-name="P6">RNF13</text:p>
          </table:table-cell>
        </table:table-row>
        <table:table-row>
          <table:table-cell table:style-name="Table3.A1" office:value-type="string">
            <text:p text:style-name="P6">RN24</text:p>
          </table:table-cell>
          <table:table-cell table:style-name="Table3.A1" office:value-type="string">
            <text:p text:style-name="P6">RF14</text:p>
          </table:table-cell>
          <table:table-cell table:style-name="Table3.A1" office:value-type="string">
            <text:p text:style-name="P6">RNF13</text:p>
          </table:table-cell>
        </table:table-row>
        <table:table-row>
          <table:table-cell table:style-name="Table3.A1" office:value-type="string">
            <text:p text:style-name="P6">RN25</text:p>
          </table:table-cell>
          <table:table-cell table:style-name="Table3.A1" office:value-type="string">
            <text:p text:style-name="P6">RF14</text:p>
          </table:table-cell>
          <table:table-cell table:style-name="Table3.A1" office:value-type="string">
            <text:p text:style-name="P6">RNF03</text:p>
          </table:table-cell>
        </table:table-row>
      </table:table>
      <text:p text:style-name="P1"/>
      <text:h text:style-name="P5" text:outline-level="2">Venda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7">RN</text:p>
            </table:table-cell>
            <table:table-cell table:style-name="Table4.A1" office:value-type="string">
              <text:p text:style-name="P7">RF</text:p>
            </table:table-cell>
            <table:table-cell table:style-name="Table4.A1" office:value-type="string">
              <text:p text:style-name="P7">RNF</text:p>
            </table:table-cell>
          </table:table-row>
        </table:table-header-rows>
        <table:table-row>
          <table:table-cell table:style-name="Table4.A1" office:value-type="string">
            <text:p text:style-name="P6">RN26</text:p>
          </table:table-cell>
          <table:table-cell table:style-name="Table4.A1" office:value-type="string">
            <text:p text:style-name="P6">RF17</text:p>
          </table:table-cell>
          <table:table-cell table:style-name="Table4.A1" office:value-type="string">
            <text:p text:style-name="P6">RNF13</text:p>
          </table:table-cell>
        </table:table-row>
        <table:table-row>
          <table:table-cell table:style-name="Table4.A1" office:value-type="string">
            <text:p text:style-name="P6">RN27</text:p>
          </table:table-cell>
          <table:table-cell table:style-name="Table4.A1" office:value-type="string">
            <text:p text:style-name="P6">RF17</text:p>
          </table:table-cell>
          <table:table-cell table:style-name="Table4.A1" office:value-type="string">
            <text:p text:style-name="P6">RNF13</text:p>
          </table:table-cell>
        </table:table-row>
        <table:table-row>
          <table:table-cell table:style-name="Table4.A1" office:value-type="string">
            <text:p text:style-name="P6">RN28</text:p>
          </table:table-cell>
          <table:table-cell table:style-name="Table4.A1" office:value-type="string">
            <text:p text:style-name="P6">RF17</text:p>
          </table:table-cell>
          <table:table-cell table:style-name="Table4.A1" office:value-type="string">
            <text:p text:style-name="P6">RNF13</text:p>
          </table:table-cell>
        </table:table-row>
        <table:table-row>
          <table:table-cell table:style-name="Table4.A1" office:value-type="string">
            <text:p text:style-name="P6">RN29</text:p>
          </table:table-cell>
          <table:table-cell table:style-name="Table4.A1" office:value-type="string">
            <text:p text:style-name="P6">RF18</text:p>
          </table:table-cell>
          <table:table-cell table:style-name="Table4.A1" office:value-type="string">
            <text:p text:style-name="P6">RNF13</text:p>
          </table:table-cell>
        </table:table-row>
        <table:table-row>
          <table:table-cell table:style-name="Table4.A1" office:value-type="string">
            <text:p text:style-name="P6">RN30</text:p>
          </table:table-cell>
          <table:table-cell table:style-name="Table4.A1" office:value-type="string">
            <text:p text:style-name="P6">RF19</text:p>
          </table:table-cell>
          <table:table-cell table:style-name="Table4.A1" office:value-type="string">
            <text:p text:style-name="P6">RNF12</text:p>
          </table:table-cell>
        </table:table-row>
        <table:table-row>
          <table:table-cell table:style-name="Table4.A1" office:value-type="string">
            <text:p text:style-name="P6">RN31</text:p>
          </table:table-cell>
          <table:table-cell table:style-name="Table4.A1" office:value-type="string">
            <text:p text:style-name="P6">RF20</text:p>
          </table:table-cell>
          <table:table-cell table:style-name="Table4.A1" office:value-type="string">
            <text:p text:style-name="P6">RNF12</text:p>
          </table:table-cell>
        </table:table-row>
      </table:table>
      <text:p text:style-name="P1"/>
      <text:h text:style-name="P5" text:outline-level="2">Loja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7">RN</text:p>
            </table:table-cell>
            <table:table-cell table:style-name="Table5.A1" office:value-type="string">
              <text:p text:style-name="P7">RF</text:p>
            </table:table-cell>
            <table:table-cell table:style-name="Table5.A1" office:value-type="string">
              <text:p text:style-name="P7">RNF</text:p>
            </table:table-cell>
          </table:table-row>
        </table:table-header-rows>
        <table:table-row table:style-name="Table5.2">
          <table:table-cell table:style-name="Table5.A1" office:value-type="string">
            <text:p text:style-name="P6">RN32</text:p>
          </table:table-cell>
          <table:table-cell table:style-name="Table5.A1" office:value-type="string">
            <text:p text:style-name="P6">RF04</text:p>
          </table:table-cell>
          <table:table-cell table:style-name="Table5.A1" office:value-type="string">
            <text:p text:style-name="P6">RNF13</text:p>
          </table:table-cell>
        </table:table-row>
        <table:table-row>
          <table:table-cell table:style-name="Table5.A1" office:value-type="string">
            <text:p text:style-name="P6">RN33</text:p>
          </table:table-cell>
          <table:table-cell table:style-name="Table5.A1" office:value-type="string">
            <text:p text:style-name="P6">RF20</text:p>
          </table:table-cell>
          <table:table-cell table:style-name="Table5.A1" office:value-type="string">
            <text:p text:style-name="P6">RNF05</text:p>
          </table:table-cell>
        </table:table-row>
        <table:table-row>
          <table:table-cell table:style-name="Table5.A1" office:value-type="string">
            <text:p text:style-name="P6">RN34</text:p>
          </table:table-cell>
          <table:table-cell table:style-name="Table5.A1" office:value-type="string">
            <text:p text:style-name="P6">RF12</text:p>
          </table:table-cell>
          <table:table-cell table:style-name="Table5.A1" office:value-type="string">
            <text:p text:style-name="P6">RNF13</text:p>
          </table:table-cell>
        </table:table-row>
      </table:table>
      <text:p text:style-name="P1"/>
      <text:h text:style-name="P5" text:outline-level="2">Integridade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7">RN</text:p>
            </table:table-cell>
            <table:table-cell table:style-name="Table6.A1" office:value-type="string">
              <text:p text:style-name="P7">RF</text:p>
            </table:table-cell>
            <table:table-cell table:style-name="Table6.A1" office:value-type="string">
              <text:p text:style-name="P7">RNF</text:p>
            </table:table-cell>
          </table:table-row>
        </table:table-header-rows>
        <table:table-row>
          <table:table-cell table:style-name="Table6.A1" office:value-type="string">
            <text:p text:style-name="P6">RN35</text:p>
          </table:table-cell>
          <table:table-cell table:style-name="Table6.A1" office:value-type="string">
            <text:p text:style-name="P6">RF01</text:p>
          </table:table-cell>
          <table:table-cell table:style-name="Table6.A1" office:value-type="string">
            <text:p text:style-name="P6">RNF04</text:p>
          </table:table-cell>
        </table:table-row>
        <table:table-row>
          <table:table-cell table:style-name="Table6.A1" office:value-type="string">
            <text:p text:style-name="P6">RN36</text:p>
          </table:table-cell>
          <table:table-cell table:style-name="Table6.A1" office:value-type="string">
            <text:p text:style-name="P6">RF02</text:p>
          </table:table-cell>
          <table:table-cell table:style-name="Table6.A1" office:value-type="string">
            <text:p text:style-name="P6">RNF01</text:p>
          </table:table-cell>
        </table:table-row>
        <table:table-row>
          <table:table-cell table:style-name="Table6.A1" office:value-type="string">
            <text:p text:style-name="P6">RN37</text:p>
          </table:table-cell>
          <table:table-cell table:style-name="Table6.A1" office:value-type="string">
            <text:p text:style-name="P6">—</text:p>
          </table:table-cell>
          <table:table-cell table:style-name="Table6.A1" office:value-type="string">
            <text:p text:style-name="P6">RNF14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, Aptos_EmbeddedFont, Aptos_MSFontService, sans-serif"/>
    <style:font-face style:name="Aptos1" svg:font-family="Aptos, Aptos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21:27:13.225659003</meta:creation-date>
    <dc:date>2026-02-26T21:51:51.487814085</dc:date>
    <meta:editing-duration>PT3M38S</meta:editing-duration>
    <meta:editing-cycles>1</meta:editing-cycles>
    <meta:document-statistic meta:table-count="6" meta:image-count="0" meta:object-count="0" meta:page-count="4" meta:paragraph-count="185" meta:word-count="888" meta:character-count="5539" meta:non-whitespace-character-count="4761"/>
    <meta:generator>LibreOffice/24.2.7.2$Linux_X86_64 LibreOffice_project/420$Build-2</meta:generator>
  </office:meta>
</office:document-meta>
</file>